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cf0d"/>
    </style:style>
    <style:style style:name="P3" style:family="paragraph" style:parent-style-name="Standard">
      <style:paragraph-properties fo:text-align="start" style:justify-single-word="false"/>
      <style:text-properties officeooo:paragraph-rsid="001ccf0d"/>
    </style:style>
    <style:style style:name="P4" style:family="paragraph" style:parent-style-name="Standard">
      <style:paragraph-properties fo:text-align="center" style:justify-single-word="false"/>
      <style:text-properties officeooo:paragraph-rsid="001ccf0d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e8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7.01" style:data-style-name="N0">7.01</text:variable-set>: <text:span text:style-name="T2">Impulse and Momentum</text:span></text:p>
      <text:p text:style-name="P4"/>
      <text:list xml:id="list5119039243984954685" text:style-name="L1">
        <text:list-item>
          <text:p text:style-name="P2">A 100 kg man is running at <text:span text:style-name="T4">6</text:span> m/s. <text:s/>What is his momentum?</text:p>
        </text:list-item>
      </text:list>
      <text:p text:style-name="P3"/>
      <text:p text:style-name="P3"/>
      <text:p text:style-name="P3"/>
      <text:p text:style-name="P3"/>
      <text:p text:style-name="P3"/>
      <text:list xml:id="list141747827087651" text:continue-numbering="true" text:style-name="L1">
        <text:list-item>
          <text:p text:style-name="P2">You push a shopping cart with a force of <text:span text:style-name="T4">20</text:span> newtons for t<text:span text:style-name="T3">hree</text:span> seconds. <text:s/>What is the impulse imparted on the shopping cart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8787394220" text:continue-numbering="true" text:style-name="L1">
        <text:list-item>
          <text:p text:style-name="P2">An <text:span text:style-name="T4">9</text:span>00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48204566714" text:continue-numbering="true" text:style-name="L1">
        <text:list-item>
          <text:p text:style-name="P2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48250012163" text:continue-numbering="true" text:style-name="L1">
        <text:list-item>
          <text:p text:style-name="P2">Billy-bob is standing on a skateboard. <text:s/>He throws a 0.5 kg ball toward the east at <text:span text:style-name="T3">17</text:span> m/s. <text:s/>If Billy-Bob has a mass of <text:span text:style-name="T3">65</text:span> kg, what velocity does he roll backward wi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49402238251" text:continue-numbering="true" text:style-name="L1">
        <text:list-item>
          <text:p text:style-name="P2"><text:soft-page-break/>A <text:span text:style-name="T4">6</text:span>5 kg wide-reciever is traveling north at <text:span text:style-name="T3">6</text:span> m/s. <text:s/>A 100 kg linebacker runs directly east at <text:span text:style-name="T3">7</text:span> m/s. The linebacker attempts to tackle the wide-reciever (and thus the two are stuck together after colliding). </text:p>
          <text:list>
            <text:list-item>
              <text:p text:style-name="P2">This collision was:</text:p>
            </text:list-item>
          </text:list>
        </text:list-item>
      </text:list>
      <text:p text:style-name="P3"><text:tab/><text:tab/>_____ Perfectly Elastic <text:tab/>_____ Perfectly Inelastic<text:tab/>_____Semi-elastic</text:p>
      <text:p text:style-name="P3"/>
      <text:list xml:id="list141749428742948" text:continue-numbering="true" text:style-name="L1">
        <text:list-item>
          <text:list>
            <text:list-item>
              <text:p text:style-name="P2">What is the final velocity of the two players?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1748393852785" text:continue-numbering="true" text:style-name="L1">
        <text:list-item>
          <text:list>
            <text:list-item>
              <text:p text:style-name="P2">What is their direction of travel?</text:p>
            </text:list-item>
          </text:list>
        </text:list-item>
      </text:list>
      <text:p text:style-name="P3"/>
      <text:p text:style-name="P3"/>
      <text:p text:style-name="P3"/>
      <text:list xml:id="list141749029749044" text:continue-numbering="true" text:style-name="L1">
        <text:list-item>
          <text:p text:style-name="P2">Luke Skywalker has a mass of <text:span text:style-name="T3">6</text:span>5 kg, and is running toward Darth Vader at <text:span text:style-name="T4">5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41748024024943" text:continue-numbering="true" text:style-name="L1">
        <text:list-item>
          <text:p text:style-name="P2">A blue billiard ball, with a mass of 0.25 kg, rolls toward the east at <text:span text:style-name="T4">5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2">What is the final speed of the red bal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749062849858" text:continue-numbering="true" text:style-name="L1">
        <text:list-item>
          <text:list>
            <text:list-item>
              <text:p text:style-name="P2">What direction does the red ball trave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748188826406" text:continue-numbering="true" text:style-name="L1">
        <text:list-item>
          <text:list>
            <text:list-item>
              <text:p text:style-name="P2">What is the force that the blue ball put on the red one?</text:p>
            </text:list-item>
          </text:list>
        </text:list-item>
      </text:list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6T14:17:47.504090443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650570932</meta:creation-date>
    <meta:editing-duration>PT5M50S</meta:editing-duration>
    <meta:editing-cycles>3</meta:editing-cycles>
    <meta:generator>LibreOffice/4.3.7.2$Linux_X86_64 LibreOffice_project/430$Build-2</meta:generator>
    <dc:date>2016-08-16T14:17:47.448685272</dc:date>
    <meta:document-statistic meta:table-count="0" meta:image-count="2" meta:object-count="0" meta:page-count="2" meta:paragraph-count="18" meta:word-count="363" meta:character-count="1895" meta:non-whitespace-character-count="1507"/>
  </office:meta>
</office:document-meta>
</file>